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4729" calcext:value-type="float">
            <text:p>0.2747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33133" calcext:value-type="float">
            <text:p>0.2331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92776" calcext:value-type="float">
            <text:p>0.2927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09632" calcext:value-type="float">
            <text:p>0.2096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63559" calcext:value-type="float">
            <text:p>0.2635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5893" calcext:value-type="float">
            <text:p>0.23589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3303" calcext:value-type="float">
            <text:p>0.223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90106" calcext:value-type="float">
            <text:p>0.2901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9914" calcext:value-type="float">
            <text:p>0.199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50013" calcext:value-type="float">
            <text:p>0.250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25936" calcext:value-type="float">
            <text:p>0.2259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8517" calcext:value-type="float">
            <text:p>0.2185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70743" calcext:value-type="float">
            <text:p>0.27074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87698" calcext:value-type="float">
            <text:p>0.1876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27602" calcext:value-type="float">
            <text:p>0.227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4451" calcext:value-type="float">
            <text:p>0.2244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6474" calcext:value-type="float">
            <text:p>0.1964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67916" calcext:value-type="float">
            <text:p>0.2679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84971" calcext:value-type="float">
            <text:p>0.1849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2547" calcext:value-type="float">
            <text:p>0.22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4664" calcext:value-type="float">
            <text:p>0.2046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9297" calcext:value-type="float">
            <text:p>0.192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52459" calcext:value-type="float">
            <text:p>0.2524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76112" calcext:value-type="float">
            <text:p>0.1761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21538" calcext:value-type="float">
            <text:p>0.221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8257" calcext:value-type="float">
            <text:p>0.178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9138" calcext:value-type="float">
            <text:p>0.179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09571" calcext:value-type="float">
            <text:p>0.2095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2354" calcext:value-type="float">
            <text:p>0.132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19981" calcext:value-type="float">
            <text:p>0.219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0596" calcext:value-type="float">
            <text:p>0.1705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61622" calcext:value-type="float">
            <text:p>0.1616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4003" calcext:value-type="float">
            <text:p>0.194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1519" calcext:value-type="float">
            <text:p>0.1215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4212" calcext:value-type="float">
            <text:p>0.164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899" calcext:value-type="float">
            <text:p>0.168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0077" calcext:value-type="float">
            <text:p>0.1600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84334" calcext:value-type="float">
            <text:p>0.1843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15924" calcext:value-type="float">
            <text:p>0.1159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41874" calcext:value-type="float">
            <text:p>0.1418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14" calcext:value-type="float">
            <text:p>0.16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748" calcext:value-type="float">
            <text:p>0.157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81231" calcext:value-type="float">
            <text:p>0.1812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591" calcext:value-type="float">
            <text:p>0.115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38649" calcext:value-type="float">
            <text:p>0.138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4197" calcext:value-type="float">
            <text:p>0.1441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5829" calcext:value-type="float">
            <text:p>0.1558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71082" calcext:value-type="float">
            <text:p>0.1710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15642" calcext:value-type="float">
            <text:p>0.1156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33435" calcext:value-type="float">
            <text:p>0.133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3305" calcext:value-type="float">
            <text:p>0.1433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47305" calcext:value-type="float">
            <text:p>0.1473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67174" calcext:value-type="float">
            <text:p>0.1671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8612" calcext:value-type="float">
            <text:p>0.0986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915" calcext:value-type="float">
            <text:p>0.1289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12476" calcext:value-type="float">
            <text:p>0.112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0872" calcext:value-type="float">
            <text:p>0.1208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56932" calcext:value-type="float">
            <text:p>0.1569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7736" calcext:value-type="float">
            <text:p>0.0877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22757" calcext:value-type="float">
            <text:p>0.122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9733" calcext:value-type="float">
            <text:p>0.1097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217" calcext:value-type="float">
            <text:p>0.112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36985" calcext:value-type="float">
            <text:p>0.1369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86595" calcext:value-type="float">
            <text:p>0.0865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2762" calcext:value-type="float">
            <text:p>0.1127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0977" calcext:value-type="float">
            <text:p>0.1009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12011" calcext:value-type="float">
            <text:p>0.1120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32009" calcext:value-type="float">
            <text:p>0.1320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4154" calcext:value-type="float">
            <text:p>0.0741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6339" calcext:value-type="float">
            <text:p>0.1063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6328" calcext:value-type="float">
            <text:p>0.0963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04418" calcext:value-type="float">
            <text:p>0.1044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24558" calcext:value-type="float">
            <text:p>0.1245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3753" calcext:value-type="float">
            <text:p>0.0737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99629" calcext:value-type="float">
            <text:p>0.099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1321" calcext:value-type="float">
            <text:p>0.0913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94807" calcext:value-type="float">
            <text:p>0.0948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97307" calcext:value-type="float">
            <text:p>0.0973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184" calcext:value-type="float">
            <text:p>0.07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86589" calcext:value-type="float">
            <text:p>0.0865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2164" calcext:value-type="float">
            <text:p>0.0821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94631" calcext:value-type="float">
            <text:p>0.0946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906" calcext:value-type="float">
            <text:p>0.049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1429" calcext:value-type="float">
            <text:p>0.0714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83663" calcext:value-type="float">
            <text:p>0.0836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9666" calcext:value-type="float">
            <text:p>0.0696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7809" calcext:value-type="float">
            <text:p>0.0878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652" calcext:value-type="float">
            <text:p>0.04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9311" calcext:value-type="float">
            <text:p>0.0693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82194" calcext:value-type="float">
            <text:p>0.0821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4513" calcext:value-type="float">
            <text:p>0.0645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66744" calcext:value-type="float">
            <text:p>0.0667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6014" calcext:value-type="float">
            <text:p>0.0460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3114" calcext:value-type="float">
            <text:p>0.0631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9601" calcext:value-type="float">
            <text:p>0.0696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1192" calcext:value-type="float">
            <text:p>0.0611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61755" calcext:value-type="float">
            <text:p>0.0617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5922" calcext:value-type="float">
            <text:p>0.0459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54968" calcext:value-type="float">
            <text:p>0.0549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5704" calcext:value-type="float">
            <text:p>0.065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092" calcext:value-type="float">
            <text:p>0.054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1564" calcext:value-type="float">
            <text:p>0.0515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6404" calcext:value-type="float">
            <text:p>0.0364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53914" calcext:value-type="float">
            <text:p>0.0539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50285" calcext:value-type="float">
            <text:p>0.050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1494" calcext:value-type="float">
            <text:p>0.051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8574" calcext:value-type="float">
            <text:p>0.0485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1594" calcext:value-type="float">
            <text:p>0.0315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52302" calcext:value-type="float">
            <text:p>0.0523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9218" calcext:value-type="float">
            <text:p>0.0492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6513" calcext:value-type="float">
            <text:p>0.0465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3775" calcext:value-type="float">
            <text:p>0.0337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31326" calcext:value-type="float">
            <text:p>0.0313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181" calcext:value-type="float">
            <text:p>0.051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5184" calcext:value-type="float">
            <text:p>0.035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212" calcext:value-type="float">
            <text:p>0.0452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29231" calcext:value-type="float">
            <text:p>0.0292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25357" calcext:value-type="float">
            <text:p>0.0253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6297" calcext:value-type="float">
            <text:p>0.0462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4507" calcext:value-type="float">
            <text:p>0.034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0779" calcext:value-type="float">
            <text:p>0.02077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7525" calcext:value-type="float">
            <text:p>0.0275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6834" calcext:value-type="float">
            <text:p>0.0168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8415" calcext:value-type="float">
            <text:p>0.0384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31726" calcext:value-type="float">
            <text:p>0.0317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816" calcext:value-type="float">
            <text:p>0.0198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7099" calcext:value-type="float">
            <text:p>0.0270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5949" calcext:value-type="float">
            <text:p>0.0059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0622" calcext:value-type="float">
            <text:p>0.0306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0963" calcext:value-type="float">
            <text:p>0.030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057" calcext:value-type="float">
            <text:p>0.0110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26224" calcext:value-type="float">
            <text:p>0.0262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5815" calcext:value-type="float">
            <text:p>0.0058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2861" calcext:value-type="float">
            <text:p>0.0228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27599" calcext:value-type="float">
            <text:p>0.0275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8794" calcext:value-type="float">
            <text:p>0.0087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23652" calcext:value-type="float">
            <text:p>0.0236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51" calcext:value-type="float">
            <text:p>0.0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5333" calcext:value-type="float">
            <text:p>0.025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348" calcext:value-type="float">
            <text:p>0.0063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483" calcext:value-type="float">
            <text:p>0.014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2064" calcext:value-type="float">
            <text:p>0.002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917" calcext:value-type="float">
            <text:p>0.0149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5152" calcext:value-type="float">
            <text:p>0.0051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543" calcext:value-type="float">
            <text:p>0.0005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1505" calcext:value-type="float">
            <text:p>0.0115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607" calcext:value-type="float">
            <text:p>0.000607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0403" calcext:value-type="float">
            <text:p>0.2004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76071" calcext:value-type="float">
            <text:p>0.1760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5499" calcext:value-type="float">
            <text:p>0.254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033616" calcext:value-type="float">
            <text:p>0.30336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4536" calcext:value-type="float">
            <text:p>0.23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8298" calcext:value-type="float">
            <text:p>0.1982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67161" calcext:value-type="float">
            <text:p>0.1671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99925" calcext:value-type="float">
            <text:p>0.1999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17816" calcext:value-type="float">
            <text:p>0.23178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5703" calcext:value-type="float">
            <text:p>0.195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286" calcext:value-type="float">
            <text:p>0.1532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46913" calcext:value-type="float">
            <text:p>0.1469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92313" calcext:value-type="float">
            <text:p>0.1923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1619" calcext:value-type="float">
            <text:p>0.216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9241" calcext:value-type="float">
            <text:p>0.179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43062" calcext:value-type="float">
            <text:p>0.1430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28257" calcext:value-type="float">
            <text:p>0.128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159091" calcext:value-type="float">
            <text:p>0.215909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63883" calcext:value-type="float">
            <text:p>0.163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434" calcext:value-type="float">
            <text:p>0.134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38649" calcext:value-type="float">
            <text:p>0.138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7331" calcext:value-type="float">
            <text:p>0.1173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31423" calcext:value-type="float">
            <text:p>0.17314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56025" calcext:value-type="float">
            <text:p>0.156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1548" calcext:value-type="float">
            <text:p>0.1315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33831" calcext:value-type="float">
            <text:p>0.1338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3228" calcext:value-type="float">
            <text:p>0.113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95097" calcext:value-type="float">
            <text:p>0.13950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2935" calcext:value-type="float">
            <text:p>0.1529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1025" calcext:value-type="float">
            <text:p>0.1310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164" calcext:value-type="float">
            <text:p>0.100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883" calcext:value-type="float">
            <text:p>0.108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125285" calcext:value-type="float">
            <text:p>0.11252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5948" calcext:value-type="float">
            <text:p>0.12594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95137" calcext:value-type="float">
            <text:p>0.0951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90083" calcext:value-type="float">
            <text:p>0.0900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5557" calcext:value-type="float">
            <text:p>0.1055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949493" calcext:value-type="float">
            <text:p>0.079494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18174" calcext:value-type="float">
            <text:p>0.118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4187" calcext:value-type="float">
            <text:p>0.0841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86589" calcext:value-type="float">
            <text:p>0.0865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91896" calcext:value-type="float">
            <text:p>0.0918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505196" calcext:value-type="float">
            <text:p>0.07505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4711" calcext:value-type="float">
            <text:p>0.1047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1973" calcext:value-type="float">
            <text:p>0.0719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799" calcext:value-type="float">
            <text:p>0.077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1571" calcext:value-type="float">
            <text:p>0.091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99629" calcext:value-type="float">
            <text:p>0.06996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3008" calcext:value-type="float">
            <text:p>0.103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787" calcext:value-type="float">
            <text:p>0.067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75308" calcext:value-type="float">
            <text:p>0.075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7911" calcext:value-type="float">
            <text:p>0.087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525151" calcext:value-type="float">
            <text:p>0.065251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94604" calcext:value-type="float">
            <text:p>0.0946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7124" calcext:value-type="float">
            <text:p>0.0571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2747" calcext:value-type="float">
            <text:p>0.0727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2017" calcext:value-type="float">
            <text:p>0.0820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62391" calcext:value-type="float">
            <text:p>0.0623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2044" calcext:value-type="float">
            <text:p>0.072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7004" calcext:value-type="float">
            <text:p>0.0570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63662" calcext:value-type="float">
            <text:p>0.0636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1807" calcext:value-type="float">
            <text:p>0.0818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149208" calcext:value-type="float">
            <text:p>0.061492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1564" calcext:value-type="float">
            <text:p>0.061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5742" calcext:value-type="float">
            <text:p>0.05574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62533" calcext:value-type="float">
            <text:p>0.0625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5045" calcext:value-type="float">
            <text:p>0.07504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5676258" calcext:value-type="float">
            <text:p>0.056762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3334" calcext:value-type="float">
            <text:p>0.0533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4695" calcext:value-type="float">
            <text:p>0.0546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61106" calcext:value-type="float">
            <text:p>0.0611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73563" calcext:value-type="float">
            <text:p>0.0735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624616" calcext:value-type="float">
            <text:p>0.05624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3111" calcext:value-type="float">
            <text:p>0.053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061" calcext:value-type="float">
            <text:p>0.0520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57109" calcext:value-type="float">
            <text:p>0.0571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66198" calcext:value-type="float">
            <text:p>0.0661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511786" calcext:value-type="float">
            <text:p>0.045117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51968" calcext:value-type="float">
            <text:p>0.051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4844" calcext:value-type="float">
            <text:p>0.0448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3294" calcext:value-type="float">
            <text:p>0.0532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6463" calcext:value-type="float">
            <text:p>0.0646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4373354" calcext:value-type="float">
            <text:p>0.043733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5094" calcext:value-type="float">
            <text:p>0.05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703" calcext:value-type="float">
            <text:p>0.0367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3695" calcext:value-type="float">
            <text:p>0.0436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58067" calcext:value-type="float">
            <text:p>0.05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898924" calcext:value-type="float">
            <text:p>0.0389892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46224" calcext:value-type="float">
            <text:p>0.046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243" calcext:value-type="float">
            <text:p>0.0352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1721" calcext:value-type="float">
            <text:p>0.04172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45748" calcext:value-type="float">
            <text:p>0.0457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711294" calcext:value-type="float">
            <text:p>0.037112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41607" calcext:value-type="float">
            <text:p>0.0416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072" calcext:value-type="float">
            <text:p>0.0320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0454" calcext:value-type="float">
            <text:p>0.0404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40396" calcext:value-type="float">
            <text:p>0.0403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365233" calcext:value-type="float">
            <text:p>0.033652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6979" calcext:value-type="float">
            <text:p>0.0369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9618" calcext:value-type="float">
            <text:p>0.0296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3875" calcext:value-type="float">
            <text:p>0.033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9321" calcext:value-type="float">
            <text:p>0.0393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116505" calcext:value-type="float">
            <text:p>0.031165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5914" calcext:value-type="float">
            <text:p>0.0359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4028" calcext:value-type="float">
            <text:p>0.024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2959" calcext:value-type="float">
            <text:p>0.0329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38446" calcext:value-type="float">
            <text:p>0.0384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761677" calcext:value-type="float">
            <text:p>0.027616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5307" calcext:value-type="float">
            <text:p>0.035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028" calcext:value-type="float">
            <text:p>0.0240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28629" calcext:value-type="float">
            <text:p>0.0286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8446" calcext:value-type="float">
            <text:p>0.0384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2600325" calcext:value-type="float">
            <text:p>0.026003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2089" calcext:value-type="float">
            <text:p>0.0320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292" calcext:value-type="float">
            <text:p>0.0152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5941" calcext:value-type="float">
            <text:p>0.0259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9965" calcext:value-type="float">
            <text:p>0.0299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347418" calcext:value-type="float">
            <text:p>0.023474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29409" calcext:value-type="float">
            <text:p>0.0294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9392" calcext:value-type="float">
            <text:p>0.00939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22039" calcext:value-type="float">
            <text:p>0.022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5854" calcext:value-type="float">
            <text:p>0.02585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1677985" calcext:value-type="float">
            <text:p>0.016779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1439" calcext:value-type="float">
            <text:p>0.021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15" calcext:value-type="float">
            <text:p>0.006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20487" calcext:value-type="float">
            <text:p>0.0204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25782" calcext:value-type="float">
            <text:p>0.0257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438059" calcext:value-type="float">
            <text:p>0.01438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0473" calcext:value-type="float">
            <text:p>0.010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4121" calcext:value-type="float">
            <text:p>0.004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0012" calcext:value-type="float">
            <text:p>0.0200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20767" calcext:value-type="float">
            <text:p>0.0207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229304" calcext:value-type="float">
            <text:p>0.012293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556" calcext:value-type="float">
            <text:p>0.005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768" calcext:value-type="float">
            <text:p>0.0037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6875" calcext:value-type="float">
            <text:p>0.0168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0474" calcext:value-type="float">
            <text:p>0.0204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5752463" calcext:value-type="float">
            <text:p>0.0057524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4414" calcext:value-type="float">
            <text:p>0.0044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548" calcext:value-type="float">
            <text:p>0.0015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4442" calcext:value-type="float">
            <text:p>0.0144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6978" calcext:value-type="float">
            <text:p>0.00697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1974035" calcext:value-type="float">
            <text:p>0.0019740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2431" calcext:value-type="float">
            <text:p>0.002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82" calcext:value-type="float">
            <text:p>0.0001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93" calcext:value-type="float">
            <text:p>0.00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6631" calcext:value-type="float">
            <text:p>0.0066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44449E-018" calcext:value-type="float">
            <text:p>4.444449E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2383" calcext:value-type="float">
            <text:p>0.002383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7491" calcext:value-type="float">
            <text:p>0.2574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32422" calcext:value-type="float">
            <text:p>0.2324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2526" calcext:value-type="float">
            <text:p>0.2125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44569" calcext:value-type="float">
            <text:p>0.2445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35272" calcext:value-type="float">
            <text:p>0.2352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7451" calcext:value-type="float">
            <text:p>0.1974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10027" calcext:value-type="float">
            <text:p>0.2100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8449" calcext:value-type="float">
            <text:p>0.1684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2746" calcext:value-type="float">
            <text:p>0.2227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5503" calcext:value-type="float">
            <text:p>0.1955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6099" calcext:value-type="float">
            <text:p>0.1760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03517" calcext:value-type="float">
            <text:p>0.2035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39514" calcext:value-type="float">
            <text:p>0.1395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3998" calcext:value-type="float">
            <text:p>0.2039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0577" calcext:value-type="float">
            <text:p>0.170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75111" calcext:value-type="float">
            <text:p>0.175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58872" calcext:value-type="float">
            <text:p>0.1588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30574" calcext:value-type="float">
            <text:p>0.1305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44303" calcext:value-type="float">
            <text:p>0.1443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37365" calcext:value-type="float">
            <text:p>0.137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4271" calcext:value-type="float">
            <text:p>0.1742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30872" calcext:value-type="float">
            <text:p>0.1308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24072" calcext:value-type="float">
            <text:p>0.1240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3709" calcext:value-type="float">
            <text:p>0.137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30683" calcext:value-type="float">
            <text:p>0.130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5455" calcext:value-type="float">
            <text:p>0.1454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1705" calcext:value-type="float">
            <text:p>0.1217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0974" calcext:value-type="float">
            <text:p>0.109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3208" calcext:value-type="float">
            <text:p>0.132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2967" calcext:value-type="float">
            <text:p>0.12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5794" calcext:value-type="float">
            <text:p>0.1357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863" calcext:value-type="float">
            <text:p>0.118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6701" calcext:value-type="float">
            <text:p>0.1067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15811" calcext:value-type="float">
            <text:p>0.1158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26496" calcext:value-type="float">
            <text:p>0.126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873" calcext:value-type="float">
            <text:p>0.1218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04985" calcext:value-type="float">
            <text:p>0.10498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2501" calcext:value-type="float">
            <text:p>0.1025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11178" calcext:value-type="float">
            <text:p>0.1111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12777" calcext:value-type="float">
            <text:p>0.1127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1242" calcext:value-type="float">
            <text:p>0.1112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88658" calcext:value-type="float">
            <text:p>0.0886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9323" calcext:value-type="float">
            <text:p>0.0993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6682" calcext:value-type="float">
            <text:p>0.0866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91701" calcext:value-type="float">
            <text:p>0.091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9477" calcext:value-type="float">
            <text:p>0.0794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72044" calcext:value-type="float">
            <text:p>0.0720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98227" calcext:value-type="float">
            <text:p>0.0982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80981" calcext:value-type="float">
            <text:p>0.0809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0508" calcext:value-type="float">
            <text:p>0.0805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178" calcext:value-type="float">
            <text:p>0.076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1813" calcext:value-type="float">
            <text:p>0.0718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9826" calcext:value-type="float">
            <text:p>0.0898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8086" calcext:value-type="float">
            <text:p>0.080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5637" calcext:value-type="float">
            <text:p>0.0656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7216" calcext:value-type="float">
            <text:p>0.0672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0983" calcext:value-type="float">
            <text:p>0.0709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89327" calcext:value-type="float">
            <text:p>0.0893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9705" calcext:value-type="float">
            <text:p>0.07970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59603" calcext:value-type="float">
            <text:p>0.0596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1057" calcext:value-type="float">
            <text:p>0.0610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69462" calcext:value-type="float">
            <text:p>0.0694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75773" calcext:value-type="float">
            <text:p>0.0757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9532" calcext:value-type="float">
            <text:p>0.0795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55316" calcext:value-type="float">
            <text:p>0.055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9" calcext:value-type="float">
            <text:p>0.05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9865" calcext:value-type="float">
            <text:p>0.0598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3706" calcext:value-type="float">
            <text:p>0.0637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792" calcext:value-type="float">
            <text:p>0.077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54527" calcext:value-type="float">
            <text:p>0.054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7134" calcext:value-type="float">
            <text:p>0.0471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9624" calcext:value-type="float">
            <text:p>0.0596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57286" calcext:value-type="float">
            <text:p>0.057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67158" calcext:value-type="float">
            <text:p>0.0671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53176" calcext:value-type="float">
            <text:p>0.0531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5756" calcext:value-type="float">
            <text:p>0.0457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4219" calcext:value-type="float">
            <text:p>0.05421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692" calcext:value-type="float">
            <text:p>0.05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4695" calcext:value-type="float">
            <text:p>0.0646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1599" calcext:value-type="float">
            <text:p>0.051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5322" calcext:value-type="float">
            <text:p>0.0453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0962" calcext:value-type="float">
            <text:p>0.0509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4221" calcext:value-type="float">
            <text:p>0.0542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981" calcext:value-type="float">
            <text:p>0.055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7493" calcext:value-type="float">
            <text:p>0.0474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3785" calcext:value-type="float">
            <text:p>0.04378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46876" calcext:value-type="float">
            <text:p>0.0468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907" calcext:value-type="float">
            <text:p>0.049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5675" calcext:value-type="float">
            <text:p>0.0556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0529" calcext:value-type="float">
            <text:p>0.0405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9756" calcext:value-type="float">
            <text:p>0.0297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051" calcext:value-type="float">
            <text:p>0.0390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45177" calcext:value-type="float">
            <text:p>0.0451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55584" calcext:value-type="float">
            <text:p>0.0555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001" calcext:value-type="float">
            <text:p>0.04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733" calcext:value-type="float">
            <text:p>0.0247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805" calcext:value-type="float">
            <text:p>0.038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3391" calcext:value-type="float">
            <text:p>0.0433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3337" calcext:value-type="float">
            <text:p>0.053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459" calcext:value-type="float">
            <text:p>0.0374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888" calcext:value-type="float">
            <text:p>0.01988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3764" calcext:value-type="float">
            <text:p>0.037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34685" calcext:value-type="float">
            <text:p>0.03468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1046" calcext:value-type="float">
            <text:p>0.0410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8691" calcext:value-type="float">
            <text:p>0.0286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294" calcext:value-type="float">
            <text:p>0.0182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6596" calcext:value-type="float">
            <text:p>0.0365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524" calcext:value-type="float">
            <text:p>0.025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9905" calcext:value-type="float">
            <text:p>0.0399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26962" calcext:value-type="float">
            <text:p>0.026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8229" calcext:value-type="float">
            <text:p>0.018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6582" calcext:value-type="float">
            <text:p>0.0365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1019" calcext:value-type="float">
            <text:p>0.0210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405" calcext:value-type="float">
            <text:p>0.034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6304" calcext:value-type="float">
            <text:p>0.026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197" calcext:value-type="float">
            <text:p>0.0161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6106" calcext:value-type="float">
            <text:p>0.0361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0992" calcext:value-type="float">
            <text:p>0.0209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0687" calcext:value-type="float">
            <text:p>0.0306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4365" calcext:value-type="float">
            <text:p>0.024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497" calcext:value-type="float">
            <text:p>0.0154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32809" calcext:value-type="float">
            <text:p>0.0328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5899" calcext:value-type="float">
            <text:p>0.0158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2928" calcext:value-type="float">
            <text:p>0.029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6334" calcext:value-type="float">
            <text:p>0.016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42" calcext:value-type="float">
            <text:p>0.014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26403" calcext:value-type="float">
            <text:p>0.0264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3887" calcext:value-type="float">
            <text:p>0.0138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8456" calcext:value-type="float">
            <text:p>0.0184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6309" calcext:value-type="float">
            <text:p>0.0163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272" calcext:value-type="float">
            <text:p>0.0122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22907" calcext:value-type="float">
            <text:p>0.0229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1515" calcext:value-type="float">
            <text:p>0.0115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6524" calcext:value-type="float">
            <text:p>0.0065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1218" calcext:value-type="float">
            <text:p>0.0112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8994" calcext:value-type="float">
            <text:p>0.0089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19009" calcext:value-type="float">
            <text:p>0.0190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6651" calcext:value-type="float">
            <text:p>0.0066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1" calcext:value-type="float">
            <text:p>0.003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7261" calcext:value-type="float">
            <text:p>0.0072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8476" calcext:value-type="float">
            <text:p>0.0084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6092" calcext:value-type="float">
            <text:p>0.0060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751" calcext:value-type="float">
            <text:p>0.0037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5773" calcext:value-type="float">
            <text:p>0.005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32" calcext:value-type="float">
            <text:p>0.0005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327" calcext:value-type="float">
            <text:p>0.0003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597" calcext:value-type="float">
            <text:p>0.0035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392" calcext:value-type="float">
            <text:p>0.0003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997" calcext:value-type="float">
            <text:p>0.003997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45176" calcext:value-type="float">
            <text:p>0.245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12997" calcext:value-type="float">
            <text:p>0.3129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59517" calcext:value-type="float">
            <text:p>0.2595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2 21 17 19 18 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12997" calcext:value-type="float">
            <text:p>0.312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0227" calcext:value-type="float">
            <text:p>0.2102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21881" calcext:value-type="float">
            <text:p>0.2218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90456" calcext:value-type="float">
            <text:p>0.1904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05493" calcext:value-type="float">
            <text:p>0.3054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84551" calcext:value-type="float">
            <text:p>0.284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9961" calcext:value-type="float">
            <text:p>0.1699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11687" calcext:value-type="float">
            <text:p>0.211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77541" calcext:value-type="float">
            <text:p>0.1775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98005" calcext:value-type="float">
            <text:p>0.298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38674" calcext:value-type="float">
            <text:p>0.2386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5999" calcext:value-type="float">
            <text:p>0.1559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8492" calcext:value-type="float">
            <text:p>0.158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5722" calcext:value-type="float">
            <text:p>0.1357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36629" calcext:value-type="float">
            <text:p>0.2366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8546" calcext:value-type="float">
            <text:p>0.2385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5815" calcext:value-type="float">
            <text:p>0.105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8402" calcext:value-type="float">
            <text:p>0.1384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30591" calcext:value-type="float">
            <text:p>0.1305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5409" calcext:value-type="float">
            <text:p>0.1354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9888" calcext:value-type="float">
            <text:p>0.219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3215" calcext:value-type="float">
            <text:p>0.0832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23515" calcext:value-type="float">
            <text:p>0.1235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9058" calcext:value-type="float">
            <text:p>0.119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3747" calcext:value-type="float">
            <text:p>0.1137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26248" calcext:value-type="float">
            <text:p>0.126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7256" calcext:value-type="float">
            <text:p>0.077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91848" calcext:value-type="float">
            <text:p>0.0918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17415" calcext:value-type="float">
            <text:p>0.1174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5755" calcext:value-type="float">
            <text:p>0.105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00394" calcext:value-type="float">
            <text:p>0.100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947" calcext:value-type="float">
            <text:p>0.0719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8952" calcext:value-type="float">
            <text:p>0.0889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13481" calcext:value-type="float">
            <text:p>0.1134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8526" calcext:value-type="float">
            <text:p>0.0985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98954" calcext:value-type="float">
            <text:p>0.098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9956" calcext:value-type="float">
            <text:p>0.0699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86403" calcext:value-type="float">
            <text:p>0.0864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11055" calcext:value-type="float">
            <text:p>0.111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7943" calcext:value-type="float">
            <text:p>0.0879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8027" calcext:value-type="float">
            <text:p>0.0980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3706" calcext:value-type="float">
            <text:p>0.0637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6372" calcext:value-type="float">
            <text:p>0.07637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9831" calcext:value-type="float">
            <text:p>0.109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85726" calcext:value-type="float">
            <text:p>0.0857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95495" calcext:value-type="float">
            <text:p>0.0954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1759" calcext:value-type="float">
            <text:p>0.0617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2222" calcext:value-type="float">
            <text:p>0.072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04529" calcext:value-type="float">
            <text:p>0.1045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82393" calcext:value-type="float">
            <text:p>0.0823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94521" calcext:value-type="float">
            <text:p>0.094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1307" calcext:value-type="float">
            <text:p>0.0513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62234" calcext:value-type="float">
            <text:p>0.0622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81649" calcext:value-type="float">
            <text:p>0.0816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81955" calcext:value-type="float">
            <text:p>0.0819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91565" calcext:value-type="float">
            <text:p>0.0915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0225" calcext:value-type="float">
            <text:p>0.0502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58881" calcext:value-type="float">
            <text:p>0.0588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0567" calcext:value-type="float">
            <text:p>0.0805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8481" calcext:value-type="float">
            <text:p>0.0784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78288" calcext:value-type="float">
            <text:p>0.0782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9198" calcext:value-type="float">
            <text:p>0.0491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52194" calcext:value-type="float">
            <text:p>0.0521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75569" calcext:value-type="float">
            <text:p>0.0755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73695" calcext:value-type="float">
            <text:p>0.0736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72394" calcext:value-type="float">
            <text:p>0.072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26" calcext:value-type="float">
            <text:p>0.048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46997" calcext:value-type="float">
            <text:p>0.0469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68582" calcext:value-type="float">
            <text:p>0.0685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63267" calcext:value-type="float">
            <text:p>0.0632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69757" calcext:value-type="float">
            <text:p>0.0697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5445" calcext:value-type="float">
            <text:p>0.0454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0632" calcext:value-type="float">
            <text:p>0.0406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66844" calcext:value-type="float">
            <text:p>0.0668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7252" calcext:value-type="float">
            <text:p>0.0572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5926" calcext:value-type="float">
            <text:p>0.0659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5177" calcext:value-type="float">
            <text:p>0.0451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6726" calcext:value-type="float">
            <text:p>0.0367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57045" calcext:value-type="float">
            <text:p>0.0570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51632" calcext:value-type="float">
            <text:p>0.0516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3295" calcext:value-type="float">
            <text:p>0.0632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1679" calcext:value-type="float">
            <text:p>0.0416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4982" calcext:value-type="float">
            <text:p>0.0349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4501" calcext:value-type="float">
            <text:p>0.05450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46711" calcext:value-type="float">
            <text:p>0.0467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578" calcext:value-type="float">
            <text:p>0.0405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4728" calcext:value-type="float">
            <text:p>0.0247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0102" calcext:value-type="float">
            <text:p>0.0501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556" calcext:value-type="float">
            <text:p>0.045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53905" calcext:value-type="float">
            <text:p>0.053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4555" calcext:value-type="float">
            <text:p>0.0345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24503" calcext:value-type="float">
            <text:p>0.0245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764" calcext:value-type="float">
            <text:p>0.047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533" calcext:value-type="float">
            <text:p>0.045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3905" calcext:value-type="float">
            <text:p>0.053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319" calcext:value-type="float">
            <text:p>0.033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23524" calcext:value-type="float">
            <text:p>0.0235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41576" calcext:value-type="float">
            <text:p>0.041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40446" calcext:value-type="float">
            <text:p>0.0404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50782" calcext:value-type="float">
            <text:p>0.050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582" calcext:value-type="float">
            <text:p>0.0315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2543" calcext:value-type="float">
            <text:p>0.0225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065" calcext:value-type="float">
            <text:p>0.040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0244" calcext:value-type="float">
            <text:p>0.0402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42794" calcext:value-type="float">
            <text:p>0.0427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0146" calcext:value-type="float">
            <text:p>0.0301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1614" calcext:value-type="float">
            <text:p>0.0216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39506" calcext:value-type="float">
            <text:p>0.0395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9146" calcext:value-type="float">
            <text:p>0.03914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42093" calcext:value-type="float">
            <text:p>0.042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899" calcext:value-type="float">
            <text:p>0.0158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6644" calcext:value-type="float">
            <text:p>0.0166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3768" calcext:value-type="float">
            <text:p>0.037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37373" calcext:value-type="float">
            <text:p>0.0373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26835" calcext:value-type="float">
            <text:p>0.0268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2943" calcext:value-type="float">
            <text:p>0.0129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6229" calcext:value-type="float">
            <text:p>0.0162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29258" calcext:value-type="float">
            <text:p>0.0292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3493" calcext:value-type="float">
            <text:p>0.0334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0577" calcext:value-type="float">
            <text:p>0.020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599" calcext:value-type="float">
            <text:p>0.0095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5473" calcext:value-type="float">
            <text:p>0.0154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23586" calcext:value-type="float">
            <text:p>0.0235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31089" calcext:value-type="float">
            <text:p>0.03108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7228" calcext:value-type="float">
            <text:p>0.017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687" calcext:value-type="float">
            <text:p>0.008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6417" calcext:value-type="float">
            <text:p>0.0064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177" calcext:value-type="float">
            <text:p>0.0217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26712" calcext:value-type="float">
            <text:p>0.0267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7187" calcext:value-type="float">
            <text:p>0.0171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651" calcext:value-type="float">
            <text:p>0.0066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6112" calcext:value-type="float">
            <text:p>0.0061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5062" calcext:value-type="float">
            <text:p>0.0150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25283" calcext:value-type="float">
            <text:p>0.0252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6229" calcext:value-type="float">
            <text:p>0.0162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643" calcext:value-type="float">
            <text:p>0.0016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5429" calcext:value-type="float">
            <text:p>0.0054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051" calcext:value-type="float">
            <text:p>0.010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21197" calcext:value-type="float">
            <text:p>0.0211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02" calcext:value-type="float">
            <text:p>0.005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911" calcext:value-type="float">
            <text:p>0.0009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02" calcext:value-type="float">
            <text:p>0.005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3442" calcext:value-type="float">
            <text:p>0.0134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2613" calcext:value-type="float">
            <text:p>0.002613</text:p>
          </table:table-cell>
        </table:table-row>
      </table:table>
      <table:named-expressions/>
      <table:database-ranges>
        <table:database-range table:name="__Anonymous_Sheet_DB__0" table:target-range-address="Sheet1.J101:Sheet1.K13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1:10:01.914436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0:32:20.662224231</meta:creation-date>
    <dc:date>2019-06-13T13:53:08.582577326</dc:date>
    <meta:editing-duration>PT22M45S</meta:editing-duration>
    <meta:editing-cycles>2</meta:editing-cycles>
    <meta:generator>LibreOffice/6.0.7.3$Linux_X86_64 LibreOffice_project/00m0$Build-3</meta:generator>
    <meta:document-statistic meta:table-count="1" meta:cell-count="1240" meta:object-count="0"/>
  </office:meta>
</office:document-meta>
</file>